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rating (</text:p>
      <text:p text:style-name="Standard"><text:tab/>rating_id SERIAL NOT NULL PRIMARY KEY,</text:p>
      <text:p text:style-name="Standard"><text:tab/>rating_value INTEGER NOT NULL UNIQUE CHECK(rating_value&gt;=0 &amp;&amp; rating_value&lt;=10)</text:p>
      <text:p text:style-name="Standard"><text:tab/>title VARCHAR (255) NOT NULL UNIQUE ,</text:p>
      <text:p text:style-name="Standard"><text:tab/>contents VARCHAR(255) NOT NULL</text:p>
      <text:p text:style-name="Standard">)</text:p>
      <text:p text:style-name="Standard"/>
      <text:p text:style-name="Standard">INSERT INTO rating (rating_value,title,contents)</text:p>
      <text:p text:style-name="Standard">VALUES</text:p>
      <text:p text:style-name="Standard">('3','Shawshank Redemption','movie'),</text:p>
      <text:p text:style-name="Standard">('5','Finding Nemo','movie'),</text:p>
      <text:p text:style-name="Standard">('2',' Tarzan','movie')</text:p>
      <text:p text:style-name="Standard"/>
      <text:p text:style-name="Standard">SELECT * FROM rating</text:p>
      <text:p text:style-name="Standard"/>
      <text:p text:style-name="Standard">CREATE TABLE reviewer(</text:p>
      <text:p text:style-name="Standard"><text:tab/>reviewer_id SERIAL NOT NULL PRIMARY KEY,</text:p>
      <text:p text:style-name="Standard"><text:tab/>reviewer_name VARCHAR(255) ,</text:p>
      <text:p text:style-name="Standard"><text:tab/>registered_date VARCHAR(255),</text:p>
      <text:p text:style-name="Standard"><text:tab/>points VARCHAR(255) CHECK(points=&lt;10000)</text:p>
      <text:p text:style-name="Standard">)</text:p>
      <text:p text:style-name="Standard"/>
      <text:p text:style-name="Standard">SELECT * FROM reviewer</text:p>
      <text:p text:style-name="Standard"/>
      <text:p text:style-name="Standard"/>
      <text:p text:style-name="Standard">ALTER TABLE rating</text:p>
      <text:p text:style-name="Standard">ADD reviewer_id INTERGER</text:p>
      <text:p text:style-name="Standard"/>
      <text:p text:style-name="Standard">CREATE TABLE field(</text:p>
      <text:p text:style-name="Standard"><text:tab/>rating_id SERIAL NOT NULL PRIMARY KEY,</text:p>
      <text:p text:style-name="Standard"><text:tab/>rating_value INTEGER NOT NULL CHECK(rating_value&gt;=0 AND rating_value&lt;=10),</text:p>
      <text:p text:style-name="Standard"><text:tab/>title VARCHAR(100) NOT NULL UNIQUE,</text:p>
      <text:p text:style-name="Standard"><text:tab/>content VARCHAR(100) NOT NULL CHECK(length(content)&lt;=10)</text:p>
      <text:p text:style-name="Standard">)</text:p>
      <text:p text:style-name="Standard"/>
      <text:p text:style-name="Standard">SELECT * FROM field</text:p>
      <text:p text:style-name="Standard"/>
      <text:p text:style-name="Standard">INSERT INTO field (rating_id,rating_value,title,content)</text:p>
      <text:p text:style-name="Standard">VALUES ('1','4','Pocahantas','movie'),</text:p>
      <text:p text:style-name="Standard"><text:s text:c="7"/>('2','3','Tangled','movie'),</text:p>
      <text:p text:style-name="Standard"><text:tab/> <text:s text:c="2"/>('3','5','Mulan','movie'),</text:p>
      <text:p text:style-name="Standard"><text:tab/> <text:s text:c="2"/>('4','2','Anastasia','movie')</text:p>
      <text:p text:style-name="Standard"/>
      <text:p text:style-name="Standard">SELECT * FROM field</text:p>
      <text:p text:style-name="Standard"/>
      <text:p text:style-name="Standard">SELECT title,budget,release_date FROM movie</text:p>
      <text:p text:style-name="Standard"/>
      <text:p text:style-name="Standard"/>
      <text:p text:style-name="Standard">INSERT INTO movie (homepage) VALUES (NULL)</text:p>
      <text:p text:style-name="Standard"/>
      <text:p text:style-name="Standard"/>
      <text:p text:style-name="Standard"><text:soft-page-break/>SELECT title, homepage FROM movie</text:p>
      <text:p text:style-name="Standard">WHERE length(homepage)&gt;1</text:p>
      <text:p text:style-name="Standard"/>
      <text:p text:style-name="Standard">SELECT runtime,title FROM movie</text:p>
      <text:p text:style-name="Standard">WHERE runtime&gt;180</text:p>
      <text:p text:style-name="Standard"/>
      <text:p text:style-name="Standard"/>
      <text:p text:style-name="Standard">SELECT title,vote_average,revenue</text:p>
      <text:p text:style-name="Standard">FROM movie</text:p>
      <text:p text:style-name="Standard">WHERE revenue IS NOT NULL</text:p>
      <text:p text:style-name="Standard">ORDER BY revenue DESC</text:p>
      <text:p text:style-name="Standard">LIMIT 1</text:p>
      <text:p text:style-name="Standard"/>
      <text:p text:style-name="Standard"/>
      <text:p text:style-name="Standard"/>
      <text:p text:style-name="Standard">SELECT title,vote_average,revenue</text:p>
      <text:p text:style-name="Standard">FROM movie</text:p>
      <text:p text:style-name="Standard">WHERE revenue IS NOT NULL</text:p>
      <text:p text:style-name="Standard">ORDER BY revenue ASC</text:p>
      <text:p text:style-name="Standard">LIMIT 1</text:p>
      <text:p text:style-name="Standard"/>
      <text:p text:style-name="Standard">SELECT vote_average</text:p>
      <text:p text:style-name="Standard">FROM movie</text:p>
      <text:p text:style-name="Standard">WHERE vote_average&gt;8</text:p>
      <text:p text:style-name="Standard"/>
      <text:p text:style-name="Standard">SELECT release_date,title</text:p>
      <text:p text:style-name="Standard">FROM movie</text:p>
      <text:p text:style-name="Standard">WHERE release_date BETWEEN '2015-08-01' AND '2016-01-01'</text:p>
      <text:p text:style-name="Standard"/>
      <text:p text:style-name="Standard">SELECT release_date,title</text:p>
      <text:p text:style-name="Standard">FROM movie</text:p>
      <text:p text:style-name="Standard">WHERE release_date BETWEEN '2016-01-01' AND '2023-08-28'</text:p>
      <text:p text:style-name="Standard"/>
      <text:p text:style-name="Standard"/>
      <text:p text:style-name="Standard">SELECT popularity</text:p>
      <text:p text:style-name="Standard">FROM movie</text:p>
      <text:p text:style-name="Standard">WHERE popularity IS NOT NULL</text:p>
      <text:p text:style-name="Standard">ORDER BY popularity DESC</text:p>
      <text:p text:style-name="Standard">LIMIT 13</text:p>
      <text:p text:style-name="Standard"/>
      <text:p text:style-name="Standard">SELECT title,vote_average,release_date</text:p>
      <text:p text:style-name="Standard">FROM movie</text:p>
      <text:p text:style-name="Standard">WHERE vote_average&gt;9 AND release_date &lt;'2020-01-01'</text:p>
      <text:p text:style-name="Standard"/>
      <text:p text:style-name="Standard">SELECT * FROM keyword</text:p>
      <text:p text:style-name="Standard">SELECT * FROM person</text:p>
      <text:p text:style-name="Standard">SELECT * FROM movie</text:p>
      <text:p text:style-name="Standard"/>
      <text:p text:style-name="Standard">UPDATE keyword</text:p>
      <text:p text:style-name="Standard">SET keyword_name='horror' WHERE keyword_name='terror'</text:p>
      <text:p text:style-name="Standard"/>
      <text:p text:style-name="Standard">UPDATE person</text:p>
      <text:p text:style-name="Standard"><text:soft-page-break/>SET person_name='horror' WHERE person_name='terror'</text:p>
      <text:p text:style-name="Standard"/>
      <text:p text:style-name="Standard">UPDATE movie</text:p>
      <text:p text:style-name="Standard">SET overview='horror' , title='horror' ,tagline='horror'</text:p>
      <text:p text:style-name="Standard">WHERE overview='terror' OR title='terror' OR tagline='terror'</text:p>
      <text:p text:style-name="Standard"/>
      <text:p text:style-name="Standard"/>
      <text:p text:style-name="Standard">UPDATE keyword</text:p>
      <text:p text:style-name="Standard">SET keyword_name='secret keyword' WHERE keyword_name='horror'</text:p>
      <text:p text:style-name="Standard"/>
      <text:p text:style-name="Standard">UPDATE person</text:p>
      <text:p text:style-name="Standard">SET person_name='secret keyword' WHERE person_name='horror'</text:p>
      <text:p text:style-name="Standard"/>
      <text:p text:style-name="Standard">UPDATE movie</text:p>
      <text:p text:style-name="Standard">SET overview='secret keyword' , title='secret keyword' ,tagline='secret keyword'</text:p>
      <text:p text:style-name="Standard">WHERE overview='horror' OR title='horror' OR tagline='horror'</text:p>
      <text:p text:style-name="Standard"/>
      <text:p text:style-name="Standard"/>
      <text:p text:style-name="Standard">UPDATE person</text:p>
      <text:p text:style-name="Standard">SET person_name='Robert Fitzgerald Diggs' WHERE person_name='RZA'</text:p>
      <text:p text:style-name="Standard"/>
      <text:p text:style-name="Standard">UPDATE movie</text:p>
      <text:p text:style-name="Standard">SET homepage='http://www.avatarmovie.com/'</text:p>
      <text:p text:style-name="Standard">WHERE revenue&gt;1000000</text:p>
      <text:p text:style-name="Standard"/>
      <text:p text:style-name="Standard">SELECT * FROM movie_company</text:p>
      <text:p text:style-name="Standard">WHERE movie_id=13</text:p>
      <text:p text:style-name="Standard"/>
      <text:p text:style-name="Standard">SELECT * FROM movie</text:p>
      <text:p text:style-name="Standard">WHERE title='Forrest Gump'</text:p>
      <text:p text:style-name="Standard">13</text:p>
      <text:p text:style-name="Standard"/>
      <text:p text:style-name="Standard">UPDATE production_company</text:p>
      <text:p text:style-name="Standard">SET company_name='Paramount+'</text:p>
      <text:p text:style-name="Standard">WHERE company_id=4</text:p>
      <text:p text:style-name="Standard"/>
      <text:p text:style-name="Standard">SELECT * FROM production_company</text:p>
      <text:p text:style-name="Standard">WHERE company_name='Paramount+' OR company_name='Paramount'</text:p>
      <text:p text:style-name="Standard"/>
      <text:p text:style-name="Standard"/>
      <text:p text:style-name="Standard">UPDATE movie</text:p>
      <text:p text:style-name="Standard">SET homepage='Paramount+ streaming service'</text:p>
      <text:p text:style-name="Standard">SELECT movie_id FROM movie_company </text:p>
      <text:p text:style-name="Standard">WHERE company_id='4' OR company_id='6033'</text:p>
      <text:p text:style-name="Standard"/>
      <text:p text:style-name="Standard">SELECT movie_company.movie_id,movie_company.company_id,movie.homepage,movie.title</text:p>
      <text:p text:style-name="Standard">FROM movie</text:p>
      <text:p text:style-name="Standard">JOIN movie_company</text:p>
      <text:p text:style-name="Standard">ON movie_company.movie_id=movie.movie_id</text:p>
      <text:p text:style-name="Standard">WHERE company_id='4' OR company_id='6033'</text:p>
      <text:p text:style-name="Standard">UPDATE </text:p>
      <text:p text:style-name="Standard">SET homepage='Paramount streaming service'</text:p>
      <text:p text:style-name="Standard"><text:soft-page-break/></text:p>
      <text:p text:style-name="Standard">**</text:p>
      <text:p text:style-name="Standard">UPDATE movie</text:p>
      <text:p text:style-name="Standard">SET homepage='Paramount streaming service'</text:p>
      <text:p text:style-name="Standard">FROM movie_company</text:p>
      <text:p text:style-name="Standard">WHERE movie_company.company_id='4' OR movie_company.company_id='6033' </text:p>
      <text:p text:style-name="Standard"/>
      <text:p text:style-name="Standard"/>
      <text:p text:style-name="Standard">SELECT homepage,title FROM movie</text:p>
      <text:p text:style-name="Standard">WHERE homepage='Paramount streaming service'</text:p>
      <text:p text:style-name="Standard"/>
      <text:p text:style-name="Standard"/>
      <text:p text:style-name="Standard"/>
      <text:p text:style-name="Standard">DELETE FROM movie_keywords</text:p>
      <text:p text:style-name="Standard">WHERE keyword_id=839</text:p>
      <text:p text:style-name="Standard"/>
      <text:p text:style-name="Standard">DELETE FROM keyword</text:p>
      <text:p text:style-name="Standard">WHERE keyword_id=839</text:p>
      <text:p text:style-name="Standard"/>
      <text:p text:style-name="Standard">SELECT*FROM movie_keywords</text:p>
      <text:p text:style-name="Standard">WHERE keyword_id=839</text:p>
      <text:p text:style-name="Standard"/>
      <text:p text:style-name="Standard"/>
      <text:p text:style-name="Standard"/>
      <text:p text:style-name="Standard">DELETE FROM movie_company</text:p>
      <text:p text:style-name="Standard">WHERE company_id=245</text:p>
      <text:p text:style-name="Standard"/>
      <text:p text:style-name="Standard">DELETE FROM production_company</text:p>
      <text:p text:style-name="Standard">WHERE company_name='Cowboy Films'</text:p>
      <text:p text:style-name="Standard"/>
      <text:p text:style-name="Standard">SELECT * FROM production_company</text:p>
      <text:p text:style-name="Standard">WHERE company_name='Cowboy Films'</text:p>
      <text:p text:style-name="Standard"/>
      <text:p text:style-name="Standard"/>
      <text:p text:style-name="Standard"/>
      <text:p text:style-name="Standard"/>
      <text:p text:style-name="Standard">ALTER TABLE movie DISABLE TRIGGER ALL</text:p>
      <text:p text:style-name="Standard"/>
      <text:p text:style-name="Standard">DELETE FROM movie</text:p>
      <text:p text:style-name="Standard">WHERE revenue=0</text:p>
      <text:p text:style-name="Standard"/>
      <text:p text:style-name="Standard">ALTER TABLE movie ENABLE TRIGGER ALL</text:p>
      <text:p text:style-name="Standard"/>
      <text:p text:style-name="Standard"/>
      <text:p text:style-name="Standard">SELECT * FROM person</text:p>
      <text:p text:style-name="Standard"/>
      <text:p text:style-name="Standard">ALTER TABLE person DISABLE TRIGGER ALL</text:p>
      <text:p text:style-name="Standard"/>
      <text:p text:style-name="Standard">DELETE FROM person</text:p>
      <text:p text:style-name="Standard">WHERE person_name='Lucy Liu'</text:p>
      <text:p text:style-name="Standard"/>
      <text:p text:style-name="Standard">ALTER TABLE person ENABLE TRIGGER ALL</text:p>
      <text:p text:style-name="Standard"><text:soft-page-break/></text:p>
      <text:p text:style-name="Standard">ALTER TABLE movie_cast DISABLE TRIGGER ALL</text:p>
      <text:p text:style-name="Standard"/>
      <text:p text:style-name="Standard">DELETE FROM movie_cast</text:p>
      <text:p text:style-name="Standard">WHERE person_id=238</text:p>
      <text:p text:style-name="Standard"/>
      <text:p text:style-name="Standard"/>
      <text:p text:style-name="Standard">ALTER TABLE movie_cast ENABLE TRIGGER ALL</text:p>
      <text:p text:style-name="Standard"/>
      <text:p text:style-name="Standard">SELECT * FROM person</text:p>
      <text:p text:style-name="Standard">WHERE person_id=238</text:p>
      <text:p text:style-name="Standard"/>
      <text:p text:style-name="Standard"/>
      <text:p text:style-name="Standard">SELECT * FROM movie_languages</text:p>
      <text:p text:style-name="Standard"/>
      <text:p text:style-name="Standard">TRUNCATE TABLE movie_languages</text:p>
      <text:p text:style-name="Standard"/>
      <text:p text:style-name="Standard"/>
      <text:p text:style-name="Standard">**MOVIES PRACTICAL**</text:p>
      <text:p text:style-name="Standard"/>
      <text:p text:style-name="Standard">SELECT title FROM movie</text:p>
      <text:p text:style-name="Standard"/>
      <text:p text:style-name="Standard">SELECT COUNT(*) FROM genre</text:p>
      <text:p text:style-name="Standard"/>
      <text:p text:style-name="Standard">SELECT title,revenue FROM movie</text:p>
      <text:p text:style-name="Standard">WHERE title IS NOT NULL AND revenue IS NOT NULL</text:p>
      <text:p text:style-name="Standard">ORDER BY revenue DESC</text:p>
      <text:p text:style-name="Standard">LIMIT 1</text:p>
      <text:p text:style-name="Standard"/>
      <text:p text:style-name="Standard">SELECT title,runtime FROM movie</text:p>
      <text:p text:style-name="Standard">WHERE runtime&gt;200</text:p>
      <text:p text:style-name="Standard"/>
      <text:p text:style-name="Standard">SELECT budget, title FROM movie</text:p>
      <text:p text:style-name="Standard">WHERE budget IS NOT NULL AND title IS NOT NULL</text:p>
      <text:p text:style-name="Standard">ORDER BY budget DESC</text:p>
      <text:p text:style-name="Standard">LIMIT 10</text:p>
      <text:p text:style-name="Standard"/>
      <text:p text:style-name="Standard">SELECT COUNT(*) FROM language</text:p>
      <text:p text:style-name="Standard"/>
      <text:p text:style-name="Standard">SELECT title,character_name <text:s/>FROM movie</text:p>
      <text:p text:style-name="Standard">LEFT JOIN movie_cast</text:p>
      <text:p text:style-name="Standard">ON movie.movie_id=movie_cast.movie_id</text:p>
      <text:p text:style-name="Standard">WHERE movie.title='Star Wars'</text:p>
      <text:p text:style-name="Standard"/>
      <text:p text:style-name="Standard">SELECT character_name,person_name</text:p>
      <text:p text:style-name="Standard">FROM person</text:p>
      <text:p text:style-name="Standard">INNER JOIN movie_cast</text:p>
      <text:p text:style-name="Standard">ON movie_cast.person_id=person.person_id</text:p>
      <text:p text:style-name="Standard">WHERE person_name='Johnny Depp'</text:p>
      <text:p text:style-name="Standard"/>
      <text:p text:style-name="Standard">SELECT genre_name</text:p>
      <text:p text:style-name="Standard">FROM movie</text:p>
      <text:p text:style-name="Standard"><text:soft-page-break/>INNER JOIN movie_genres</text:p>
      <text:p text:style-name="Standard">ON movie.movie_id=movie_genres.movie_id</text:p>
      <text:p text:style-name="Standard">INNER JOIN genre</text:p>
      <text:p text:style-name="Standard">ON movie_genres.genre_id=genre.genre_id</text:p>
      <text:p text:style-name="Standard">WHERE movie.title='Star Wars'</text:p>
      <text:p text:style-name="Standard"/>
      <text:p text:style-name="Standard">SELECT COUNT (person_id)</text:p>
      <text:p text:style-name="Standard">FROM movie</text:p>
      <text:p text:style-name="Standard">INNER JOIN movie_cast</text:p>
      <text:p text:style-name="Standard">ON movie.movie_id=movie_cast.movie_id</text:p>
      <text:p text:style-name="Standard">WHERE movie.title='Spider-Man 3' AND movie_cast.character_name='Test Site Technician'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20:25:45.641976253</meta:creation-date>
    <dc:date>2023-09-03T20:25:57.229310522</dc:date>
    <meta:editing-duration>PT1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6" meta:paragraph-count="181" meta:word-count="601" meta:character-count="5213" meta:non-whitespace-character-count="4762"/>
  </office:meta>
</office:document-meta>
</file>